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85.89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sthoc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rget Nam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p-value corrected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correction method</text:p>
          </table:table-cell>
          <table:table-cell table:style-name="Default" office:value-type="string" calcext:value-type="string">
            <text:p>Paired</text:p>
          </table:table-cell>
          <table:table-cell table:style-name="Default" office:value-type="string" calcext:value-type="string">
            <text:p>Parametri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ffect size</text:p>
          </table:table-cell>
          <table:table-cell office:value-type="string" calcext:value-type="string">
            <text:p>Bayes factor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G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S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B2M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GP</text:p>
          </table:table-cell>
          <table:table-cell office:value-type="float" office:value="9.34" calcext:value-type="float">
            <text:p>9.34</text:p>
          </table:table-cell>
          <table:table-cell office:value-type="float" office:value="0.005019454710416" calcext:value-type="float">
            <text:p>0.005019454710416</text:p>
          </table:table-cell>
          <table:table-cell office:value-type="float" office:value="0.003346303140278" calcext:value-type="float">
            <text:p>0.003346303140278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795" calcext:value-type="float">
            <text:p>-1.795</text:p>
          </table:table-cell>
          <table:table-cell office:value-type="float" office:value="26.912" calcext:value-type="float">
            <text:p>26.912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SN</text:p>
          </table:table-cell>
          <table:table-cell office:value-type="float" office:value="9.01" calcext:value-type="float">
            <text:p>9.01</text:p>
          </table:table-cell>
          <table:table-cell office:value-type="float" office:value="0.00019360571729" calcext:value-type="float">
            <text:p>0.00019360571729</text:p>
          </table:table-cell>
          <table:table-cell office:value-type="float" office:value="0.0000645352390965858" calcext:value-type="float">
            <text:p>6.45352390965858E-05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3.215" calcext:value-type="float">
            <text:p>-3.215</text:p>
          </table:table-cell>
          <table:table-cell office:value-type="float" office:value="5208.962" calcext:value-type="float">
            <text:p>5208.962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13575817192745" calcext:value-type="float">
            <text:p>0.013575817192745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245" calcext:value-type="float">
            <text:p>-1.245</text:p>
          </table:table-cell>
          <table:table-cell office:value-type="float" office:value="4.182" calcext:value-type="float">
            <text:p>4.182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float" office:value="0.300996898062974" calcext:value-type="float">
            <text:p>0.300996898062974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385" calcext:value-type="float">
            <text:p>-0.385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NS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8" calcext:value-type="float">
            <text:p>8</text:p>
          </table:table-cell>
          <table:table-cell office:value-type="float" office:value="0.9216240087833" calcext:value-type="float">
            <text:p>0.9216240087833</text:p>
          </table:table-cell>
          <table:table-cell office:value-type="float" office:value="0.734206159266526" calcext:value-type="float">
            <text:p>0.734206159266526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6.49" calcext:value-type="float">
            <text:p>6.49</text:p>
          </table:table-cell>
          <table:table-cell office:value-type="float" office:value="0.139039662904536" calcext:value-type="float">
            <text:p>0.139039662904536</text:p>
          </table:table-cell>
          <table:table-cell office:value-type="float" office:value="0.046346554301512" calcext:value-type="float">
            <text:p>0.046346554301512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1.469" calcext:value-type="float">
            <text:p>-1.469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string" calcext:value-type="string">
            <text:p>NRXN3</text:p>
          </table:table-cell>
          <table:table-cell office:value-type="string" calcext:value-type="string">
            <text:p>Group1 * Group2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caine</text:p>
          </table:table-cell>
          <table:table-cell office:value-type="float" office:value="6.71" calcext:value-type="float">
            <text:p>6.71</text:p>
          </table:table-cell>
          <table:table-cell table:number-columns-repeated="2" office:value-type="float" office:value="0.9216240087833" calcext:value-type="float">
            <text:p>0.9216240087833</text:p>
          </table:table-cell>
          <table:table-cell office:value-type="string" calcext:value-type="string">
            <text:p>fdr_bh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-Test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51" calcext:value-type="float">
            <text:p>0.51</text:p>
          </table:table-cell>
        </table:table-row>
      </table:table>
      <table:table table:name="Sheet2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5T23:00:11.899931689</dc:date>
    <dc:creator>Rhalena Thomas</dc:creator>
    <meta:editing-duration>PT51M42S</meta:editing-duration>
    <meta:editing-cycles>1</meta:editing-cycles>
    <meta:document-statistic meta:table-count="2" meta:cell-count="197" meta:object-count="0"/>
    <meta:generator>LibreOffice/6.0.7.3$Linux_X86_64 LibreOffice_project/00m0$Build-3</meta:generator>
  </office:meta>
</office:document-meta>
</file>